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0.4cm"/>
    </style:style>
    <style:style style:name="co6" style:family="table-column">
      <style:table-column-properties fo:break-before="auto" style:column-width="0.305cm"/>
    </style:style>
    <style:style style:name="co7" style:family="table-column">
      <style:table-column-properties fo:break-before="auto" style:column-width="0.967cm"/>
    </style:style>
    <style:style style:name="co8" style:family="table-column">
      <style:table-column-properties fo:break-before="auto" style:column-width="3.277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0.99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3.395cm"/>
    </style:style>
    <style:style style:name="co13" style:family="table-column">
      <style:table-column-properties fo:break-before="auto" style:column-width="3.537cm"/>
    </style:style>
    <style:style style:name="co14" style:family="table-column">
      <style:table-column-properties fo:break-before="auto" style:column-width="2.522cm"/>
    </style:style>
    <style:style style:name="co15" style:family="table-column">
      <style:table-column-properties fo:break-before="auto" style:column-width="2.51cm"/>
    </style:style>
    <style:style style:name="co16" style:family="table-column">
      <style:table-column-properties fo:break-before="auto" style:column-width="1.991cm"/>
    </style:style>
    <style:style style:name="co17" style:family="table-column">
      <style:table-column-properties fo:break-before="auto" style:column-width="2.699cm"/>
    </style:style>
    <style:style style:name="co18" style:family="table-column">
      <style:table-column-properties fo:break-before="auto" style:column-width="2.18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2.274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1.655cm"/>
    </style:style>
    <style:style style:name="co23" style:family="table-column">
      <style:table-column-properties fo:break-before="auto" style:column-width="3.119cm"/>
    </style:style>
    <style:style style:name="co24" style:family="table-column">
      <style:table-column-properties fo:break-before="auto" style:column-width="3.948cm"/>
    </style:style>
    <style:style style:name="co25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background-color="#ffff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 style:data-style-name="N11"/>
    <style:style style:name="ce8" style:family="table-cell" style:parent-style-name="Default" style:data-style-name="N110"/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3"/>
    <style:style style:name="ce11" style:family="table-cell" style:parent-style-name="Default" style:data-style-name="N103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4"/>
        <table:table-column table:style-name="co12" table:default-cell-style-name="ce7"/>
        <table:table-column table:style-name="co13" table:default-cell-style-name="ce4"/>
        <table:table-column table:style-name="co1" table:default-cell-style-name="ce4"/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ce4"/>
        <table:table-column table:style-name="co18" table:default-cell-style-name="ce4"/>
        <table:table-column table:style-name="co1" table:default-cell-style-name="ce4"/>
        <table:table-column table:style-name="co19" table:default-cell-style-name="ce7"/>
        <table:table-column table:style-name="co18" table:default-cell-style-name="ce4"/>
        <table:table-column table:style-name="co20" table:default-cell-style-name="Default"/>
        <table:table-column table:style-name="co21" table:default-cell-style-name="ce4"/>
        <table:table-column table:style-name="co1" table:number-columns-repeated="3" table:default-cell-style-name="ce4"/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4"/>
          <table:table-cell table:style-name="Default"/>
          <table:table-cell office:value-type="string" calcext:value-type="string">
            <text:p>NPW Analysis</text:p>
          </table:table-cell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oan Repayment Schedule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style-name="Default" office:value-type="string" calcext:value-type="string">
            <text:p>CCA Schedule</text:p>
          </table:table-cell>
          <table:table-cell table:style-name="Default" table:number-columns-repeated="3"/>
          <table:table-cell table:number-columns-repeated="4"/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Dwn Pmt</text:p>
          </table:table-cell>
          <table:table-cell table:style-name="ce3" office:value-type="string" calcext:value-type="string">
            <text:p>Svg Value</text:p>
          </table:table-cell>
          <table:table-cell table:style-name="ce3" office:value-type="string" calcext:value-type="string">
            <text:p>Net Annual Rev</text:p>
          </table:table-cell>
          <table:table-cell table:style-name="ce3" office:value-type="string" calcext:value-type="string">
            <text:p>Prin Paid</text:p>
          </table:table-cell>
          <table:table-cell table:style-name="ce3" office:value-type="string" calcext:value-type="string">
            <text:p>Interest Paid</text:p>
          </table:table-cell>
          <table:table-cell table:style-name="ce3" office:value-type="string" calcext:value-type="string">
            <text:p>Dep Rate</text:p>
          </table:table-cell>
          <table:table-cell table:style-name="ce3" office:value-type="string" calcext:value-type="string">
            <text:p>Dep Amt</text:p>
          </table:table-cell>
          <table:table-cell table:style-name="ce3" office:value-type="string" calcext:value-type="string">
            <text:p>CG on Sale</text:p>
          </table:table-cell>
          <table:table-cell table:style-name="ce3" office:value-type="string" calcext:value-type="string">
            <text:p>Taxable Income</text:p>
          </table:table-cell>
          <table:table-cell table:style-name="ce3" office:value-type="string" calcext:value-type="string">
            <text:p>Tax Paid</text:p>
          </table:table-cell>
          <table:table-cell table:style-name="ce3" office:value-type="string" calcext:value-type="string">
            <text:p>After tax CF</text:p>
          </table:table-cell>
          <table:table-cell table:style-name="ce3" office:value-type="string" calcext:value-type="string">
            <text:p>PW @ 12% MARR</text:p>
          </table:table-cell>
        </table:table-row>
        <table:table-row table:style-name="ro1">
          <table:table-cell/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Yearly Starting Principle</text:p>
          </table:table-cell>
          <table:table-cell table:style-name="ce3" office:value-type="string" calcext:value-type="string">
            <text:p>Payments</text:p>
          </table:table-cell>
          <table:table-cell table:style-name="ce3" office:value-type="string" calcext:value-type="string">
            <text:p>Interest Paid</text:p>
          </table:table-cell>
          <table:table-cell table:style-name="ce3" office:value-type="string" calcext:value-type="string">
            <text:p>Principle Paid</text:p>
          </table:table-cell>
          <table:table-cell table:style-name="ce3" office:value-type="string" calcext:value-type="string">
            <text:p>Remaining Principle</text:p>
          </table:table-cell>
          <table:table-cell table:number-columns-repeated="5"/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Book Value at Start</text:p>
          </table:table-cell>
          <table:table-cell table:style-name="ce3" office:value-type="string" calcext:value-type="string">
            <text:p>Rate of Depreciation</text:p>
          </table:table-cell>
          <table:table-cell table:style-name="ce3" office:value-type="string" calcext:value-type="string">
            <text:p>Depreciation Amount</text:p>
          </table:table-cell>
          <table:table-cell table:style-name="ce3" office:value-type="string" calcext:value-type="string">
            <text:p>Book Value at E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" table:formula="of:=1050000-700000" office:value-type="currency" office:currency="CAD" office:value="350000" calcext:value-type="currency">
            <text:p>$350,000.00</text:p>
          </table:table-cell>
          <table:table-cell/>
          <table:table-cell table:style-name="Default" table:number-columns-repeated="5"/>
          <table:table-cell/>
          <table:table-cell table:formula="of:=[.Y4]-[.AA4]-[.AC4]+[.AD4]" office:value-type="currency" office:currency="CAD" office:value="0" calcext:value-type="currency">
            <text:p>$0.00</text:p>
          </table:table-cell>
          <table:table-cell table:formula="of:=[.AE4]*32%" office:value-type="currency" office:currency="CAD" office:value="0" calcext:value-type="currency">
            <text:p>$0.00</text:p>
          </table:table-cell>
          <table:table-cell table:formula="of:=-[.W4]+[.X4]+[.Y4]-[.Z4]-[.AA4]-[.AF4]" office:value-type="currency" office:currency="CAD" office:value="-350000" calcext:value-type="currency">
            <text:p>-$350,000.00</text:p>
          </table:table-cell>
          <table:table-cell table:formula="of:=[.AG4]/((1+12%)^[.V4])" office:value-type="currency" office:currency="CAD" office:value="-350000" calcext:value-type="currency">
            <text:p>-$350,00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700000" office:value-type="currency" office:currency="CAD" office:value="700000" calcext:value-type="currency">
            <text:p>$700,000.00</text:p>
          </table:table-cell>
          <table:table-cell table:formula="of:=129887.253742" office:value-type="currency" office:currency="CAD" office:value="129887.253742" calcext:value-type="currency">
            <text:p>$129,887.25</text:p>
          </table:table-cell>
          <table:table-cell table:formula="of:=[.$C5]*7%" office:value-type="currency" office:currency="CAD" office:value="49000" calcext:value-type="currency">
            <text:p>$49,000.00</text:p>
          </table:table-cell>
          <table:table-cell table:formula="of:=[.$D5]-[.$E5]" office:value-type="currency" office:currency="CAD" office:value="80887.253742" calcext:value-type="currency">
            <text:p>$80,887.25</text:p>
          </table:table-cell>
          <table:table-cell table:formula="of:=[.C5]-[.F5]" office:value-type="currency" office:currency="CAD" office:value="619112.746258" calcext:value-type="currency">
            <text:p>$619,112.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1050000" office:value-type="currency" office:currency="CAD" office:value="1050000" calcext:value-type="currency">
            <text:p>$1,050,000.00</text:p>
          </table:table-cell>
          <table:table-cell table:formula="of:=12.5%" office:value-type="percentage" office:value="0.125" calcext:value-type="percentage">
            <text:p>12.50%</text:p>
          </table:table-cell>
          <table:table-cell table:formula="of:=[.$O5]*[.$N5]" office:value-type="currency" office:currency="CAD" office:value="131250" calcext:value-type="currency">
            <text:p>$131,250.00</text:p>
          </table:table-cell>
          <table:table-cell table:formula="of:=[.N5]-[.P5]" office:value-type="currency" office:currency="CAD" office:value="918750" calcext:value-type="currency">
            <text:p>$918,750.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375000-95000" office:value-type="currency" office:currency="CAD" office:value="280000" calcext:value-type="currency">
            <text:p>$280,000.00</text:p>
          </table:table-cell>
          <table:table-cell table:formula="of:=[.$D5]-[.$E5]" office:value-type="currency" office:currency="CAD" office:value="80887.253742" calcext:value-type="currency">
            <text:p>$80,887.25</text:p>
          </table:table-cell>
          <table:table-cell table:formula="of:=[.$C5]*7%" office:value-type="currency" office:currency="CAD" office:value="49000" calcext:value-type="currency">
            <text:p>$49,000.00</text:p>
          </table:table-cell>
          <table:table-cell table:formula="of:=12.5%" office:value-type="percentage" office:value="0.125" calcext:value-type="percentage">
            <text:p>12.50%</text:p>
          </table:table-cell>
          <table:table-cell table:formula="of:=[.$O5]*[.$N5]" office:value-type="currency" office:currency="CAD" office:value="131250" calcext:value-type="currency">
            <text:p>$131,250.00</text:p>
          </table:table-cell>
          <table:table-cell/>
          <table:table-cell table:formula="of:=[.Y5]-[.AA5]-[.AC5]+[.AD5]" office:value-type="currency" office:currency="CAD" office:value="99750" calcext:value-type="currency">
            <text:p>$99,750.00</text:p>
          </table:table-cell>
          <table:table-cell table:formula="of:=[.AE5]*32%" office:value-type="currency" office:currency="CAD" office:value="31920" calcext:value-type="currency">
            <text:p>$31,920.00</text:p>
          </table:table-cell>
          <table:table-cell table:formula="of:=-[.W5]+[.X5]+[.Y5]-[.Z5]-[.AA5]-[.AF5]" office:value-type="currency" office:currency="CAD" office:value="118192.746258" calcext:value-type="currency">
            <text:p>$118,192.75</text:p>
          </table:table-cell>
          <table:table-cell table:formula="of:=[.AG5]/((1+12%)^[.V5])" office:value-type="currency" office:currency="CAD" office:value="105529.237730357" calcext:value-type="currency">
            <text:p>$105,529.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5]" office:value-type="currency" office:currency="CAD" office:value="619112.746258" calcext:value-type="currency">
            <text:p>$619,112.75</text:p>
          </table:table-cell>
          <table:table-cell table:formula="of:=[.D5]" office:value-type="currency" office:currency="CAD" office:value="129887.253742" calcext:value-type="currency">
            <text:p>$129,887.25</text:p>
          </table:table-cell>
          <table:table-cell table:formula="of:=[.$C6]*7%" office:value-type="currency" office:currency="CAD" office:value="43337.89223806" calcext:value-type="currency">
            <text:p>$43,337.89</text:p>
          </table:table-cell>
          <table:table-cell table:formula="of:=[.$D6]-[.$E6]" office:value-type="currency" office:currency="CAD" office:value="86549.36150394" calcext:value-type="currency">
            <text:p>$86,549.36</text:p>
          </table:table-cell>
          <table:table-cell table:formula="of:=[.C6]-[.F6]" office:value-type="currency" office:currency="CAD" office:value="532563.38475406" calcext:value-type="currency">
            <text:p>$532,563.3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Q5]" office:value-type="currency" office:currency="CAD" office:value="918750" calcext:value-type="currency">
            <text:p>$918,750.00</text:p>
          </table:table-cell>
          <table:table-cell table:formula="of:=25%" office:value-type="percentage" office:value="0.25" calcext:value-type="percentage">
            <text:p>25.00%</text:p>
          </table:table-cell>
          <table:table-cell table:formula="of:=[.$O6]*[.$N6]" office:value-type="currency" office:currency="CAD" office:value="229687.5" calcext:value-type="currency">
            <text:p>$229,687.50</text:p>
          </table:table-cell>
          <table:table-cell table:formula="of:=[.N6]-[.P6]" office:value-type="currency" office:currency="CAD" office:value="689062.5" calcext:value-type="currency">
            <text:p>$689,062.5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375000-95000" office:value-type="currency" office:currency="CAD" office:value="280000" calcext:value-type="currency">
            <text:p>$280,000.00</text:p>
          </table:table-cell>
          <table:table-cell table:formula="of:=[.$D6]-[.$E6]" office:value-type="currency" office:currency="CAD" office:value="86549.36150394" calcext:value-type="currency">
            <text:p>$86,549.36</text:p>
          </table:table-cell>
          <table:table-cell table:formula="of:=[.$C6]*7%" office:value-type="currency" office:currency="CAD" office:value="43337.89223806" calcext:value-type="currency">
            <text:p>$43,337.89</text:p>
          </table:table-cell>
          <table:table-cell table:formula="of:=25%" office:value-type="percentage" office:value="0.25" calcext:value-type="percentage">
            <text:p>25.00%</text:p>
          </table:table-cell>
          <table:table-cell table:formula="of:=[.$O6]*[.$N6]" office:value-type="currency" office:currency="CAD" office:value="229687.5" calcext:value-type="currency">
            <text:p>$229,687.50</text:p>
          </table:table-cell>
          <table:table-cell/>
          <table:table-cell table:formula="of:=[.Y6]-[.AA6]-[.AC6]+[.AD6]" office:value-type="currency" office:currency="CAD" office:value="6974.60776193999" calcext:value-type="currency">
            <text:p>$6,974.61</text:p>
          </table:table-cell>
          <table:table-cell table:formula="of:=[.AE6]*32%" office:value-type="currency" office:currency="CAD" office:value="2231.8744838208" calcext:value-type="currency">
            <text:p>$2,231.87</text:p>
          </table:table-cell>
          <table:table-cell table:formula="of:=-[.W6]+[.X6]+[.Y6]-[.Z6]-[.AA6]-[.AF6]" office:value-type="currency" office:currency="CAD" office:value="147880.871774179" calcext:value-type="currency">
            <text:p>$147,880.87</text:p>
          </table:table-cell>
          <table:table-cell table:formula="of:=[.AG6]/((1+12%)^[.V6])" office:value-type="currency" office:currency="CAD" office:value="117889.725585283" calcext:value-type="currency">
            <text:p>$117,889.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6]" office:value-type="currency" office:currency="CAD" office:value="532563.38475406" calcext:value-type="currency">
            <text:p>$532,563.38</text:p>
          </table:table-cell>
          <table:table-cell table:formula="of:=[.D6]" office:value-type="currency" office:currency="CAD" office:value="129887.253742" calcext:value-type="currency">
            <text:p>$129,887.25</text:p>
          </table:table-cell>
          <table:table-cell table:formula="of:=[.$C7]*7%" office:value-type="currency" office:currency="CAD" office:value="37279.4369327842" calcext:value-type="currency">
            <text:p>$37,279.44</text:p>
          </table:table-cell>
          <table:table-cell table:formula="of:=[.$D7]-[.$E7]" office:value-type="currency" office:currency="CAD" office:value="92607.8168092158" calcext:value-type="currency">
            <text:p>$92,607.82</text:p>
          </table:table-cell>
          <table:table-cell table:formula="of:=[.C7]-[.F7]" office:value-type="currency" office:currency="CAD" office:value="439955.567944844" calcext:value-type="currency">
            <text:p>$439,955.5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Q6]" office:value-type="currency" office:currency="CAD" office:value="689062.5" calcext:value-type="currency">
            <text:p>$689,062.50</text:p>
          </table:table-cell>
          <table:table-cell table:formula="of:=[.O6]" office:value-type="percentage" office:value="0.25" calcext:value-type="percentage">
            <text:p>25.00%</text:p>
          </table:table-cell>
          <table:table-cell table:formula="of:=[.$O7]*[.$N7]" office:value-type="currency" office:currency="CAD" office:value="172265.625" calcext:value-type="currency">
            <text:p>$172,265.63</text:p>
          </table:table-cell>
          <table:table-cell table:formula="of:=[.N7]-[.P7]" office:value-type="currency" office:currency="CAD" office:value="516796.875" calcext:value-type="currency">
            <text:p>$516,796.8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table:formula="of:=375000-95000" office:value-type="currency" office:currency="CAD" office:value="280000" calcext:value-type="currency">
            <text:p>$280,000.00</text:p>
          </table:table-cell>
          <table:table-cell table:formula="of:=[.$D7]-[.$E7]" office:value-type="currency" office:currency="CAD" office:value="92607.8168092158" calcext:value-type="currency">
            <text:p>$92,607.82</text:p>
          </table:table-cell>
          <table:table-cell table:formula="of:=[.$C7]*7%" office:value-type="currency" office:currency="CAD" office:value="37279.4369327842" calcext:value-type="currency">
            <text:p>$37,279.44</text:p>
          </table:table-cell>
          <table:table-cell table:formula="of:=[.AB6]" office:value-type="percentage" office:value="0.25" calcext:value-type="percentage">
            <text:p>25.00%</text:p>
          </table:table-cell>
          <table:table-cell table:formula="of:=[.$O7]*[.$N7]" office:value-type="currency" office:currency="CAD" office:value="172265.625" calcext:value-type="currency">
            <text:p>$172,265.63</text:p>
          </table:table-cell>
          <table:table-cell/>
          <table:table-cell table:formula="of:=[.Y7]-[.AA7]-[.AC7]+[.AD7]" office:value-type="currency" office:currency="CAD" office:value="70454.9380672158" calcext:value-type="currency">
            <text:p>$70,454.94</text:p>
          </table:table-cell>
          <table:table-cell table:formula="of:=[.AE7]*32%" office:value-type="currency" office:currency="CAD" office:value="22545.5801815091" calcext:value-type="currency">
            <text:p>$22,545.58</text:p>
          </table:table-cell>
          <table:table-cell table:formula="of:=-[.W7]+[.X7]+[.Y7]-[.Z7]-[.AA7]-[.AF7]" office:value-type="currency" office:currency="CAD" office:value="127567.166076491" calcext:value-type="currency">
            <text:p>$127,567.17</text:p>
          </table:table-cell>
          <table:table-cell table:formula="of:=[.AG7]/((1+12%)^[.V7])" office:value-type="currency" office:currency="CAD" office:value="90799.7890827793" calcext:value-type="currency">
            <text:p>$90,799.7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G7]" office:value-type="currency" office:currency="CAD" office:value="439955.567944844" calcext:value-type="currency">
            <text:p>$439,955.57</text:p>
          </table:table-cell>
          <table:table-cell table:formula="of:=[.D7]" office:value-type="currency" office:currency="CAD" office:value="129887.253742" calcext:value-type="currency">
            <text:p>$129,887.25</text:p>
          </table:table-cell>
          <table:table-cell table:formula="of:=[.$C8]*7%" office:value-type="currency" office:currency="CAD" office:value="30796.8897561391" calcext:value-type="currency">
            <text:p>$30,796.89</text:p>
          </table:table-cell>
          <table:table-cell table:formula="of:=[.$D8]-[.$E8]" office:value-type="currency" office:currency="CAD" office:value="99090.3639858609" calcext:value-type="currency">
            <text:p>$99,090.36</text:p>
          </table:table-cell>
          <table:table-cell table:formula="of:=[.C8]-[.F8]" office:value-type="currency" office:currency="CAD" office:value="340865.203958983" calcext:value-type="currency">
            <text:p>$340,865.2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Q7]" office:value-type="currency" office:currency="CAD" office:value="516796.875" calcext:value-type="currency">
            <text:p>$516,796.88</text:p>
          </table:table-cell>
          <table:table-cell table:formula="of:=[.O7]" office:value-type="percentage" office:value="0.25" calcext:value-type="percentage">
            <text:p>25.00%</text:p>
          </table:table-cell>
          <table:table-cell table:formula="of:=[.$O8]*[.$N8]" office:value-type="currency" office:currency="CAD" office:value="129199.21875" calcext:value-type="currency">
            <text:p>$129,199.22</text:p>
          </table:table-cell>
          <table:table-cell table:formula="of:=[.N8]-[.P8]" office:value-type="currency" office:currency="CAD" office:value="387597.65625" calcext:value-type="currency">
            <text:p>$387,597.6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table:formula="of:=375000-95000" office:value-type="currency" office:currency="CAD" office:value="280000" calcext:value-type="currency">
            <text:p>$280,000.00</text:p>
          </table:table-cell>
          <table:table-cell table:formula="of:=[.$D8]-[.$E8]" office:value-type="currency" office:currency="CAD" office:value="99090.3639858609" calcext:value-type="currency">
            <text:p>$99,090.36</text:p>
          </table:table-cell>
          <table:table-cell table:formula="of:=[.$C8]*7%" office:value-type="currency" office:currency="CAD" office:value="30796.8897561391" calcext:value-type="currency">
            <text:p>$30,796.89</text:p>
          </table:table-cell>
          <table:table-cell table:formula="of:=[.AB7]" office:value-type="percentage" office:value="0.25" calcext:value-type="percentage">
            <text:p>25.00%</text:p>
          </table:table-cell>
          <table:table-cell table:formula="of:=[.$O8]*[.$N8]" office:value-type="currency" office:currency="CAD" office:value="129199.21875" calcext:value-type="currency">
            <text:p>$129,199.22</text:p>
          </table:table-cell>
          <table:table-cell/>
          <table:table-cell table:formula="of:=[.Y8]-[.AA8]-[.AC8]+[.AD8]" office:value-type="currency" office:currency="CAD" office:value="120003.891493861" calcext:value-type="currency">
            <text:p>$120,003.89</text:p>
          </table:table-cell>
          <table:table-cell table:formula="of:=[.AE8]*32%" office:value-type="currency" office:currency="CAD" office:value="38401.2452780355" calcext:value-type="currency">
            <text:p>$38,401.25</text:p>
          </table:table-cell>
          <table:table-cell table:formula="of:=-[.W8]+[.X8]+[.Y8]-[.Z8]-[.AA8]-[.AF8]" office:value-type="currency" office:currency="CAD" office:value="111711.500979965" calcext:value-type="currency">
            <text:p>$111,711.50</text:p>
          </table:table-cell>
          <table:table-cell table:formula="of:=[.AG8]/((1+12%)^[.V8])" office:value-type="currency" office:currency="CAD" office:value="70994.6784385065" calcext:value-type="currency">
            <text:p>$70,994.6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G8]" office:value-type="currency" office:currency="CAD" office:value="340865.203958983" calcext:value-type="currency">
            <text:p>$340,865.20</text:p>
          </table:table-cell>
          <table:table-cell table:formula="of:=[.D8]" office:value-type="currency" office:currency="CAD" office:value="129887.253742" calcext:value-type="currency">
            <text:p>$129,887.25</text:p>
          </table:table-cell>
          <table:table-cell table:formula="of:=[.$C9]*7%" office:value-type="currency" office:currency="CAD" office:value="23860.5642771288" calcext:value-type="currency">
            <text:p>$23,860.56</text:p>
          </table:table-cell>
          <table:table-cell table:formula="of:=[.$D9]-[.$E9]" office:value-type="currency" office:currency="CAD" office:value="106026.689464871" calcext:value-type="currency">
            <text:p>$106,026.69</text:p>
          </table:table-cell>
          <table:table-cell table:formula="of:=[.C9]-[.F9]" office:value-type="currency" office:currency="CAD" office:value="234838.514494112" calcext:value-type="currency">
            <text:p>$234,838.5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[.Q8]" office:value-type="currency" office:currency="CAD" office:value="387597.65625" calcext:value-type="currency">
            <text:p>$387,597.66</text:p>
          </table:table-cell>
          <table:table-cell table:formula="of:=[.O8]" office:value-type="percentage" office:value="0.25" calcext:value-type="percentage">
            <text:p>25.00%</text:p>
          </table:table-cell>
          <table:table-cell table:formula="of:=[.$O9]*[.$N9]" office:value-type="currency" office:currency="CAD" office:value="96899.4140625" calcext:value-type="currency">
            <text:p>$96,899.41</text:p>
          </table:table-cell>
          <table:table-cell table:formula="of:=[.N9]-[.P9]" office:value-type="currency" office:currency="CAD" office:value="290698.2421875" calcext:value-type="currency">
            <text:p>$290,698.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formula="of:=375000-95000" office:value-type="currency" office:currency="CAD" office:value="280000" calcext:value-type="currency">
            <text:p>$280,000.00</text:p>
          </table:table-cell>
          <table:table-cell table:formula="of:=[.$D9]-[.$E9]" office:value-type="currency" office:currency="CAD" office:value="106026.689464871" calcext:value-type="currency">
            <text:p>$106,026.69</text:p>
          </table:table-cell>
          <table:table-cell table:formula="of:=[.$C9]*7%" office:value-type="currency" office:currency="CAD" office:value="23860.5642771288" calcext:value-type="currency">
            <text:p>$23,860.56</text:p>
          </table:table-cell>
          <table:table-cell table:formula="of:=[.AB8]" office:value-type="percentage" office:value="0.25" calcext:value-type="percentage">
            <text:p>25.00%</text:p>
          </table:table-cell>
          <table:table-cell table:formula="of:=[.$O9]*[.$N9]" office:value-type="currency" office:currency="CAD" office:value="96899.4140625" calcext:value-type="currency">
            <text:p>$96,899.41</text:p>
          </table:table-cell>
          <table:table-cell/>
          <table:table-cell table:formula="of:=[.Y9]-[.AA9]-[.AC9]+[.AD9]" office:value-type="currency" office:currency="CAD" office:value="159240.021660371" calcext:value-type="currency">
            <text:p>$159,240.02</text:p>
          </table:table-cell>
          <table:table-cell table:formula="of:=[.AE9]*32%" office:value-type="currency" office:currency="CAD" office:value="50956.8069313188" calcext:value-type="currency">
            <text:p>$50,956.81</text:p>
          </table:table-cell>
          <table:table-cell table:formula="of:=-[.W9]+[.X9]+[.Y9]-[.Z9]-[.AA9]-[.AF9]" office:value-type="currency" office:currency="CAD" office:value="99155.9393266812" calcext:value-type="currency">
            <text:p>$99,155.94</text:p>
          </table:table-cell>
          <table:table-cell table:formula="of:=[.AG9]/((1+12%)^[.V9])" office:value-type="currency" office:currency="CAD" office:value="56263.7428779629" calcext:value-type="currency">
            <text:p>$56,263.7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G9]" office:value-type="currency" office:currency="CAD" office:value="234838.514494112" calcext:value-type="currency">
            <text:p>$234,838.51</text:p>
          </table:table-cell>
          <table:table-cell table:formula="of:=[.D9]" office:value-type="currency" office:currency="CAD" office:value="129887.253742" calcext:value-type="currency">
            <text:p>$129,887.25</text:p>
          </table:table-cell>
          <table:table-cell table:formula="of:=[.$C10]*7%" office:value-type="currency" office:currency="CAD" office:value="16438.6960145879" calcext:value-type="currency">
            <text:p>$16,438.70</text:p>
          </table:table-cell>
          <table:table-cell table:formula="of:=[.$D10]-[.$E10]" office:value-type="currency" office:currency="CAD" office:value="113448.557727412" calcext:value-type="currency">
            <text:p>$113,448.56</text:p>
          </table:table-cell>
          <table:table-cell table:formula="of:=[.C10]-[.F10]" office:value-type="currency" office:currency="CAD" office:value="121389.9567667" calcext:value-type="currency">
            <text:p>$121,389.9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Q9]" office:value-type="currency" office:currency="CAD" office:value="290698.2421875" calcext:value-type="currency">
            <text:p>$290,698.24</text:p>
          </table:table-cell>
          <table:table-cell table:formula="of:=[.O9]" office:value-type="percentage" office:value="0.25" calcext:value-type="percentage">
            <text:p>25.00%</text:p>
          </table:table-cell>
          <table:table-cell table:formula="of:=[.$O10]*[.$N10]" office:value-type="currency" office:currency="CAD" office:value="72674.560546875" calcext:value-type="currency">
            <text:p>$72,674.56</text:p>
          </table:table-cell>
          <table:table-cell table:formula="of:=[.N10]-[.P10]" office:value-type="currency" office:currency="CAD" office:value="218023.681640625" calcext:value-type="currency">
            <text:p>$218,023.6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table:formula="of:=375000-95000" office:value-type="currency" office:currency="CAD" office:value="280000" calcext:value-type="currency">
            <text:p>$280,000.00</text:p>
          </table:table-cell>
          <table:table-cell table:formula="of:=[.$D10]-[.$E10]" office:value-type="currency" office:currency="CAD" office:value="113448.557727412" calcext:value-type="currency">
            <text:p>$113,448.56</text:p>
          </table:table-cell>
          <table:table-cell table:formula="of:=[.$C10]*7%" office:value-type="currency" office:currency="CAD" office:value="16438.6960145879" calcext:value-type="currency">
            <text:p>$16,438.70</text:p>
          </table:table-cell>
          <table:table-cell table:formula="of:=[.AB9]" office:value-type="percentage" office:value="0.25" calcext:value-type="percentage">
            <text:p>25.00%</text:p>
          </table:table-cell>
          <table:table-cell table:formula="of:=[.$O10]*[.$N10]" office:value-type="currency" office:currency="CAD" office:value="72674.560546875" calcext:value-type="currency">
            <text:p>$72,674.56</text:p>
          </table:table-cell>
          <table:table-cell/>
          <table:table-cell table:formula="of:=[.Y10]-[.AA10]-[.AC10]+[.AD10]" office:value-type="currency" office:currency="CAD" office:value="190886.743438537" calcext:value-type="currency">
            <text:p>$190,886.74</text:p>
          </table:table-cell>
          <table:table-cell table:formula="of:=[.AE10]*32%" office:value-type="currency" office:currency="CAD" office:value="61083.7579003319" calcext:value-type="currency">
            <text:p>$61,083.76</text:p>
          </table:table-cell>
          <table:table-cell table:formula="of:=-[.W10]+[.X10]+[.Y10]-[.Z10]-[.AA10]-[.AF10]" office:value-type="currency" office:currency="CAD" office:value="89028.9883576681" calcext:value-type="currency">
            <text:p>$89,028.99</text:p>
          </table:table-cell>
          <table:table-cell table:formula="of:=[.AG10]/((1+12%)^[.V10])" office:value-type="currency" office:currency="CAD" office:value="45104.856188928" calcext:value-type="currency">
            <text:p>$45,104.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G10]" office:value-type="currency" office:currency="CAD" office:value="121389.9567667" calcext:value-type="currency">
            <text:p>$121,389.96</text:p>
          </table:table-cell>
          <table:table-cell table:formula="of:=[.D10]" office:value-type="currency" office:currency="CAD" office:value="129887.253742" calcext:value-type="currency">
            <text:p>$129,887.25</text:p>
          </table:table-cell>
          <table:table-cell table:formula="of:=[.$C11]*7%" office:value-type="currency" office:currency="CAD" office:value="8497.29697366901" calcext:value-type="currency">
            <text:p>$8,497.30</text:p>
          </table:table-cell>
          <table:table-cell table:formula="of:=[.$D11]-[.$E11]" office:value-type="currency" office:currency="CAD" office:value="121389.956768331" calcext:value-type="currency">
            <text:p>$121,389.96</text:p>
          </table:table-cell>
          <table:table-cell table:formula="of:=[.C11]-[.F11]" office:value-type="currency" office:currency="CAD" office:value="-0.0000016309495549649" calcext:value-type="currency">
            <text:p>-$0.00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formula="of:=[.Q10]" office:value-type="currency" office:currency="CAD" office:value="218023.681640625" calcext:value-type="currency">
            <text:p>$218,023.68</text:p>
          </table:table-cell>
          <table:table-cell table:formula="of:=[.O10]" office:value-type="percentage" office:value="0.25" calcext:value-type="percentage">
            <text:p>25.00%</text:p>
          </table:table-cell>
          <table:table-cell table:formula="of:=[.$O11]*[.$N11]" office:value-type="currency" office:currency="CAD" office:value="54505.9204101563" calcext:value-type="currency">
            <text:p>$54,505.92</text:p>
          </table:table-cell>
          <table:table-cell table:style-name="ce5" table:formula="of:=[.N11]-[.P11]" office:value-type="currency" office:currency="CAD" office:value="163517.761230469" calcext:value-type="currency">
            <text:p>$163,517.7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table:formula="of:=375000-95000" office:value-type="currency" office:currency="CAD" office:value="280000" calcext:value-type="currency">
            <text:p>$280,000.00</text:p>
          </table:table-cell>
          <table:table-cell table:formula="of:=[.$D11]-[.$E11]" office:value-type="currency" office:currency="CAD" office:value="121389.956768331" calcext:value-type="currency">
            <text:p>$121,389.96</text:p>
          </table:table-cell>
          <table:table-cell table:formula="of:=[.$C11]*7%" office:value-type="currency" office:currency="CAD" office:value="8497.29697366901" calcext:value-type="currency">
            <text:p>$8,497.30</text:p>
          </table:table-cell>
          <table:table-cell table:formula="of:=[.AB10]" office:value-type="percentage" office:value="0.25" calcext:value-type="percentage">
            <text:p>25.00%</text:p>
          </table:table-cell>
          <table:table-cell table:formula="of:=[.$O11]*[.$N11]" office:value-type="currency" office:currency="CAD" office:value="54505.9204101563" calcext:value-type="currency">
            <text:p>$54,505.92</text:p>
          </table:table-cell>
          <table:table-cell/>
          <table:table-cell table:formula="of:=[.Y11]-[.AA11]-[.AC11]+[.AD11]" office:value-type="currency" office:currency="CAD" office:value="216996.782616175" calcext:value-type="currency">
            <text:p>$216,996.78</text:p>
          </table:table-cell>
          <table:table-cell table:formula="of:=[.AE11]*32%" office:value-type="currency" office:currency="CAD" office:value="69438.9704371759" calcext:value-type="currency">
            <text:p>$69,438.97</text:p>
          </table:table-cell>
          <table:table-cell table:formula="of:=-[.W11]+[.X11]+[.Y11]-[.Z11]-[.AA11]-[.AF11]" office:value-type="currency" office:currency="CAD" office:value="80673.7758208241" calcext:value-type="currency">
            <text:p>$80,673.78</text:p>
          </table:table-cell>
          <table:table-cell table:formula="of:=[.AG11]/((1+12%)^[.V11])" office:value-type="currency" office:currency="CAD" office:value="36492.7191908142" calcext:value-type="currency">
            <text:p>$36,492.72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4"/>
          <table:table-cell table:style-name="Default" office:value-type="float" office:value="7" calcext:value-type="float">
            <text:p>7</text:p>
          </table:table-cell>
          <table:table-cell/>
          <table:table-cell table:style-name="ce4" table:formula="of:=45000" office:value-type="currency" office:currency="CAD" office:value="45000" calcext:value-type="currency">
            <text:p>$45,000.00</text:p>
          </table:table-cell>
          <table:table-cell table:style-name="Default" table:number-columns-repeated="5"/>
          <table:table-cell table:style-name="ce4" table:formula="of:=[.X12]-(1050000-SUM([.AC5:.AC11]))" office:value-type="currency" office:currency="CAD" office:value="-118517.761230469" calcext:value-type="currency">
            <text:p>-$118,517.76</text:p>
          </table:table-cell>
          <table:table-cell table:formula="of:=[.Y12]-[.AA12]-[.AC12]+[.AD12]" office:value-type="currency" office:currency="CAD" office:value="-118517.761230469" calcext:value-type="currency">
            <text:p>-$118,517.76</text:p>
          </table:table-cell>
          <table:table-cell table:formula="of:=[.AE12]*32%" office:value-type="currency" office:currency="CAD" office:value="-37925.68359375" calcext:value-type="currency">
            <text:p>-$37,925.68</text:p>
          </table:table-cell>
          <table:table-cell table:formula="of:=-[.W12]+[.X12]+[.Y12]-[.Z12]-[.AA12]-[.AF12]" office:value-type="currency" office:currency="CAD" office:value="82925.68359375" calcext:value-type="currency">
            <text:p>$82,925.68</text:p>
          </table:table-cell>
          <table:table-cell table:formula="of:=[.AG12]/((1+12%)^[.V12])" office:value-type="currency" office:currency="CAD" office:value="37511.3679049083" calcext:value-type="currency">
            <text:p>$37,511.37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string" calcext:value-type="string">
            <text:p>NPW</text:p>
          </table:table-cell>
          <table:table-cell table:style-name="ce5" table:formula="of:=SUM([.AH4:.AH12])" office:value-type="currency" office:currency="CAD" office:value="210586.116999539" calcext:value-type="currency">
            <text:p>$210,586.12</text:p>
          </table:table-cell>
        </table:table-row>
      </table:table>
      <table:table table:name="Q2" table:style-name="ta1">
        <table:table-column table:style-name="co1" table:default-cell-style-name="Default"/>
        <table:table-column table:style-name="co1" table:default-cell-style-name="ce2"/>
        <table:table-column table:style-name="co22" table:default-cell-style-name="Default"/>
        <table:table-column table:style-name="co23" table:default-cell-style-name="ce8"/>
        <table:table-column table:style-name="co1" table:default-cell-style-name="ce4"/>
        <table:table-column table:style-name="co24" table:default-cell-style-name="ce4"/>
        <table:table-column table:style-name="co25" table:default-cell-style-name="ce8"/>
        <table:table-column table:style-name="co1" table:default-cell-style-name="ce10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V factor @12%</text:p>
          </table:table-cell>
          <table:table-cell table:style-name="ce3" office:value-type="string" calcext:value-type="string">
            <text:p>PV of costs</text:p>
          </table:table-cell>
          <table:table-cell table:style-name="ce3" office:value-type="string" calcext:value-type="string">
            <text:p>Cumulated PV of costs</text:p>
          </table:table-cell>
          <table:table-cell table:style-name="ce3" office:value-type="string" calcext:value-type="string">
            <text:p>Annuity Factor</text:p>
          </table:table-cell>
          <table:table-cell table:style-name="ce3" office:value-type="string" calcext:value-type="string">
            <text:p>EUA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13000" office:value-type="float" office:value="-13000" calcext:value-type="float">
            <text:p>-13000</text:p>
          </table:table-cell>
          <table:table-cell table:formula="of:=1.12^-[.B6]" office:value-type="float" office:value="1" calcext:value-type="float">
            <text:p>1.0000</text:p>
          </table:table-cell>
          <table:table-cell table:formula="of:=[.D6]*[.C6]" office:value-type="currency" office:currency="CAD" office:value="-13000" calcext:value-type="currency">
            <text:p>-$13,000.00</text:p>
          </table:table-cell>
          <table:table-cell office:value-type="currency" office:currency="CAD" office:value="-13000" calcext:value-type="currency">
            <text:p>-$13,000.00</text:p>
          </table:table-cell>
          <table:table-cell table:formula="of:=(1-1.12^-[.B6])/0.12" office:value-type="float" office:value="0" calcext:value-type="float">
            <text:p>0.0000</text:p>
          </table:table-cell>
          <table:table-cell table:style-name="ce9" office:value-type="string" calcext:value-type="string">
            <text:p>N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.12^-[.B7]" office:value-type="float" office:value="0.892857142857143" calcext:value-type="float">
            <text:p>0.8929</text:p>
          </table:table-cell>
          <table:table-cell table:formula="of:=[.D7]*[.C7]" office:value-type="currency" office:currency="CAD" office:value="0" calcext:value-type="currency">
            <text:p>$0.00</text:p>
          </table:table-cell>
          <table:table-cell table:formula="of:=[.F6]+[.E7]" office:value-type="currency" office:currency="CAD" office:value="-13000" calcext:value-type="currency">
            <text:p>-$13,000.00</text:p>
          </table:table-cell>
          <table:table-cell table:formula="of:=(1-1.12^-[.B7])/0.12" office:value-type="float" office:value="0.892857142857144" calcext:value-type="float">
            <text:p>0.8929</text:p>
          </table:table-cell>
          <table:table-cell table:formula="of:=[.F7]/[.G7]" office:value-type="currency" office:currency="CAD" office:value="-14560" calcext:value-type="currency">
            <text:p>-$14,5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-650" office:value-type="float" office:value="-650" calcext:value-type="float">
            <text:p>-650</text:p>
          </table:table-cell>
          <table:table-cell table:formula="of:=1.12^-[.B8]" office:value-type="float" office:value="0.79719387755102" calcext:value-type="float">
            <text:p>0.7972</text:p>
          </table:table-cell>
          <table:table-cell table:formula="of:=[.D8]*[.C8]" office:value-type="currency" office:currency="CAD" office:value="-518.176020408163" calcext:value-type="currency">
            <text:p>-$518.18</text:p>
          </table:table-cell>
          <table:table-cell table:formula="of:=[.F7]+[.E8]" office:value-type="currency" office:currency="CAD" office:value="-13518.1760204082" calcext:value-type="currency">
            <text:p>-$13,518.18</text:p>
          </table:table-cell>
          <table:table-cell table:formula="of:=(1-1.12^-[.B8])/0.12" office:value-type="float" office:value="1.69005102040817" calcext:value-type="float">
            <text:p>1.6901</text:p>
          </table:table-cell>
          <table:table-cell table:formula="of:=[.F8]/[.G8]" office:value-type="currency" office:currency="CAD" office:value="-7998.67924528301" calcext:value-type="currency">
            <text:p>-$7,9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-650+[.C8]" office:value-type="float" office:value="-1300" calcext:value-type="float">
            <text:p>-1300</text:p>
          </table:table-cell>
          <table:table-cell table:formula="of:=1.12^-[.B9]" office:value-type="float" office:value="0.711780247813411" calcext:value-type="float">
            <text:p>0.7118</text:p>
          </table:table-cell>
          <table:table-cell table:formula="of:=[.D9]*[.C9]" office:value-type="currency" office:currency="CAD" office:value="-925.314322157434" calcext:value-type="currency">
            <text:p>-$925.31</text:p>
          </table:table-cell>
          <table:table-cell table:formula="of:=[.F8]+[.E9]" office:value-type="currency" office:currency="CAD" office:value="-14443.4903425656" calcext:value-type="currency">
            <text:p>-$14,443.49</text:p>
          </table:table-cell>
          <table:table-cell table:formula="of:=(1-1.12^-[.B9])/0.12" office:value-type="float" office:value="2.40183126822158" calcext:value-type="float">
            <text:p>2.4018</text:p>
          </table:table-cell>
          <table:table-cell table:formula="of:=[.F9]/[.G9]" office:value-type="currency" office:currency="CAD" office:value="-6013.53247984827" calcext:value-type="currency">
            <text:p>-$6,0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-650+[.C9]" office:value-type="float" office:value="-1950" calcext:value-type="float">
            <text:p>-1950</text:p>
          </table:table-cell>
          <table:table-cell table:formula="of:=1.12^-[.B10]" office:value-type="float" office:value="0.635518078404831" calcext:value-type="float">
            <text:p>0.6355</text:p>
          </table:table-cell>
          <table:table-cell table:formula="of:=[.D10]*[.C10]" office:value-type="currency" office:currency="CAD" office:value="-1239.26025288942" calcext:value-type="currency">
            <text:p>-$1,239.26</text:p>
          </table:table-cell>
          <table:table-cell table:formula="of:=[.F9]+[.E10]" office:value-type="currency" office:currency="CAD" office:value="-15682.750595455" calcext:value-type="currency">
            <text:p>-$15,682.75</text:p>
          </table:table-cell>
          <table:table-cell table:formula="of:=(1-1.12^-[.B10])/0.12" office:value-type="float" office:value="3.03734934662641" calcext:value-type="float">
            <text:p>3.0373</text:p>
          </table:table-cell>
          <table:table-cell table:formula="of:=[.F10]/[.G10]" office:value-type="currency" office:currency="CAD" office:value="-5163.30155201735" calcext:value-type="currency">
            <text:p>-$5,1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-650+[.C10]" office:value-type="float" office:value="-2600" calcext:value-type="float">
            <text:p>-2600</text:p>
          </table:table-cell>
          <table:table-cell table:formula="of:=1.12^-[.B11]" office:value-type="float" office:value="0.567426855718599" calcext:value-type="float">
            <text:p>0.5674</text:p>
          </table:table-cell>
          <table:table-cell table:formula="of:=[.D11]*[.C11]" office:value-type="currency" office:currency="CAD" office:value="-1475.30982486836" calcext:value-type="currency">
            <text:p>-$1,475.31</text:p>
          </table:table-cell>
          <table:table-cell table:formula="of:=[.F10]+[.E11]" office:value-type="currency" office:currency="CAD" office:value="-17158.0604203234" calcext:value-type="currency">
            <text:p>-$17,158.06</text:p>
          </table:table-cell>
          <table:table-cell table:formula="of:=(1-1.12^-[.B11])/0.12" office:value-type="float" office:value="3.60477620234501" calcext:value-type="float">
            <text:p>3.6048</text:p>
          </table:table-cell>
          <table:table-cell table:formula="of:=[.F11]/[.G11]" office:value-type="currency" office:currency="CAD" office:value="-4759.81294183022" calcext:value-type="currency">
            <text:p>-$4,76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-650+[.C11]" office:value-type="float" office:value="-3250" calcext:value-type="float">
            <text:p>-3250</text:p>
          </table:table-cell>
          <table:table-cell table:formula="of:=1.12^-[.B12]" office:value-type="float" office:value="0.506631121177321" calcext:value-type="float">
            <text:p>0.5066</text:p>
          </table:table-cell>
          <table:table-cell table:formula="of:=[.D12]*[.C12]" office:value-type="currency" office:currency="CAD" office:value="-1646.55114382629" calcext:value-type="currency">
            <text:p>-$1,646.55</text:p>
          </table:table-cell>
          <table:table-cell table:formula="of:=[.F11]+[.E12]" office:value-type="currency" office:currency="CAD" office:value="-18804.6115641497" calcext:value-type="currency">
            <text:p>-$18,804.61</text:p>
          </table:table-cell>
          <table:table-cell table:formula="of:=(1-1.12^-[.B12])/0.12" office:value-type="float" office:value="4.11140732352233" calcext:value-type="float">
            <text:p>4.1114</text:p>
          </table:table-cell>
          <table:table-cell table:formula="of:=[.F12]/[.G12]" office:value-type="currency" office:currency="CAD" office:value="-4573.76515738639" calcext:value-type="currency">
            <text:p>-$4,57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-650+[.C12]" office:value-type="float" office:value="-3900" calcext:value-type="float">
            <text:p>-3900</text:p>
          </table:table-cell>
          <table:table-cell table:formula="of:=1.12^-[.B13]" office:value-type="float" office:value="0.452349215336893" calcext:value-type="float">
            <text:p>0.4523</text:p>
          </table:table-cell>
          <table:table-cell table:formula="of:=[.D13]*[.C13]" office:value-type="currency" office:currency="CAD" office:value="-1764.16193981388" calcext:value-type="currency">
            <text:p>-$1,764.16</text:p>
          </table:table-cell>
          <table:table-cell table:formula="of:=[.F12]+[.E13]" office:value-type="currency" office:currency="CAD" office:value="-20568.7735039635" calcext:value-type="currency">
            <text:p>-$20,568.77</text:p>
          </table:table-cell>
          <table:table-cell table:formula="of:=(1-1.12^-[.B13])/0.12" office:value-type="float" office:value="4.56375653885922" calcext:value-type="float">
            <text:p>4.5638</text:p>
          </table:table-cell>
          <table:table-cell table:style-name="ce11" table:formula="of:=[.F13]/[.G13]" office:value-type="currency" office:currency="CAD" office:value="-4506.98308045701" calcext:value-type="currency">
            <text:p>-$4,5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-650+[.C13]" office:value-type="float" office:value="-4550" calcext:value-type="float">
            <text:p>-4550</text:p>
          </table:table-cell>
          <table:table-cell table:formula="of:=1.12^-[.B14]" office:value-type="float" office:value="0.403883227979369" calcext:value-type="float">
            <text:p>0.4039</text:p>
          </table:table-cell>
          <table:table-cell table:formula="of:=[.D14]*[.C14]" office:value-type="currency" office:currency="CAD" office:value="-1837.66868730613" calcext:value-type="currency">
            <text:p>-$1,837.67</text:p>
          </table:table-cell>
          <table:table-cell table:formula="of:=[.F13]+[.E14]" office:value-type="currency" office:currency="CAD" office:value="-22406.4421912697" calcext:value-type="currency">
            <text:p>-$22,406.44</text:p>
          </table:table-cell>
          <table:table-cell table:formula="of:=(1-1.12^-[.B14])/0.12" office:value-type="float" office:value="4.96763976683859" calcext:value-type="float">
            <text:p>4.9676</text:p>
          </table:table-cell>
          <table:table-cell table:formula="of:=[.F14]/[.G14]" office:value-type="currency" office:currency="CAD" office:value="-4510.48047824312" calcext:value-type="currency">
            <text:p>-$4,5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-650+[.C14]" office:value-type="float" office:value="-5200" calcext:value-type="float">
            <text:p>-5200</text:p>
          </table:table-cell>
          <table:table-cell table:formula="of:=1.12^-[.B15]" office:value-type="float" office:value="0.360610024981579" calcext:value-type="float">
            <text:p>0.3606</text:p>
          </table:table-cell>
          <table:table-cell table:formula="of:=[.D15]*[.C15]" office:value-type="currency" office:currency="CAD" office:value="-1875.17212990421" calcext:value-type="currency">
            <text:p>-$1,875.17</text:p>
          </table:table-cell>
          <table:table-cell table:formula="of:=[.F14]+[.E15]" office:value-type="currency" office:currency="CAD" office:value="-24281.6143211739" calcext:value-type="currency">
            <text:p>-$24,281.61</text:p>
          </table:table-cell>
          <table:table-cell table:formula="of:=(1-1.12^-[.B15])/0.12" office:value-type="float" office:value="5.32824979182017" calcext:value-type="float">
            <text:p>5.3282</text:p>
          </table:table-cell>
          <table:table-cell table:formula="of:=[.F15]/[.G15]" office:value-type="currency" office:currency="CAD" office:value="-4557.14639325855" calcext:value-type="currency">
            <text:p>-$4,55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-650+[.C15]" office:value-type="float" office:value="-5850" calcext:value-type="float">
            <text:p>-5850</text:p>
          </table:table-cell>
          <table:table-cell table:formula="of:=1.12^-[.B16]" office:value-type="float" office:value="0.321973236590696" calcext:value-type="float">
            <text:p>0.3220</text:p>
          </table:table-cell>
          <table:table-cell table:formula="of:=[.D16]*[.C16]" office:value-type="currency" office:currency="CAD" office:value="-1883.54343405557" calcext:value-type="currency">
            <text:p>-$1,883.54</text:p>
          </table:table-cell>
          <table:table-cell table:formula="of:=[.F15]+[.E16]" office:value-type="currency" office:currency="CAD" office:value="-26165.1577552295" calcext:value-type="currency">
            <text:p>-$26,165.16</text:p>
          </table:table-cell>
          <table:table-cell table:formula="of:=(1-1.12^-[.B16])/0.12" office:value-type="float" office:value="5.65022302841087" calcext:value-type="float">
            <text:p>5.6502</text:p>
          </table:table-cell>
          <table:table-cell table:formula="of:=[.F16]/[.G16]" office:value-type="currency" office:currency="CAD" office:value="-4630.81857541975" calcext:value-type="currency">
            <text:p>-$4,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currency-style style:name="N111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3:17:27.852000000</meta:creation-date>
    <dc:date>2023-04-06T21:12:47.997000000</dc:date>
    <meta:editing-duration>PT7H55M21S</meta:editing-duration>
    <meta:editing-cycles>2</meta:editing-cycles>
    <meta:generator>LibreOffice/7.4.0.3$Windows_X86_64 LibreOffice_project/f85e47c08ddd19c015c0114a68350214f7066f5a</meta:generator>
    <meta:print-date>2023-04-06T21:03:34.393000000</meta:print-date>
    <meta:document-statistic meta:table-count="2" meta:cell-count="273" meta:object-count="0"/>
  </office:meta>
</office:document-meta>
</file>